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48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Há evidências de que o plano de projeto foi revisto? Responda não caso tenha havido mudanças nos compromissos ou na situação do projeto e ainda assim não exista uma nova versão apropriada do plano.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A velocidade (ou produtividade) foi estimada?</text:p>
          </table:table-cell>
          <table:table-cell table:style-name="ce2" office:value-type="string" calcext:value-type="string">
            <text:p>P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Foi definido corretamente o escopo da Sprint, com a definição clara da Backlog da Sprint? A determinação das estórias a incluir no backlog foi feita por meio de estimativas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O cronograma foi definido de acordo com o padrão, incluindo a definição do Quadro de Tarefas? Todas as tarefas esperadas do projeto foram incluídas no Quadro de Tarefas?</text:p>
          </table:table-cell>
          <table:table-cell table:style-name="ce2" office:value-type="string" calcext:value-type="string">
            <text:p>N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Os riscos foram revistos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ota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2"/>
        </table:table-row>
        <table:table-row table:style-name="ro4" table:number-rows-repeated="98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20:38:43.333436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4-09T20:38:51.204711373</dc:date>
    <dc:creator>patricia </dc:creator>
    <meta:editing-duration>PT16M3S</meta:editing-duration>
    <meta:editing-cycles>5</meta:editing-cycles>
    <meta:document-statistic meta:table-count="1" meta:cell-count="14" meta:object-count="0"/>
  </office:meta>
</office:document-meta>
</file>